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cm" svg:stroke-color="#000000" draw:marker-start-width="0.27cm" draw:marker-end="Linienspitzen_20_2" draw:marker-end-width="0.1cm" draw:fill="none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standard">
      <style:graphic-properties svg:stroke-width="0.03cm" svg:stroke-color="#000000" draw:marker-start-width="0.25cm" draw:marker-end-width="0.25cm" draw:fill="solid" draw:fill-color="#b2b2b2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1cm" svg:stroke-color="#000000" draw:marker-start-width="0.22cm" draw:marker-end-width="0.22cm" draw:fill="none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horizontal-align="justify" draw:textarea-vertical-align="middle" draw:auto-grow-height="false" fo:min-height="2.75cm" fo:min-width="7cm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svg:stroke-color="#000000" draw:marker-start="Dimension_20_Line_20_Arrow" draw:marker-start-width="0.2cm" draw:marker-end="Dimension_20_Line_20_Arrow" draw:marker-end-width="0.2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5cm" draw:marker-end-width="0.25cm" draw:fill="none" draw:textarea-vertical-align="middle" draw:auto-grow-height="false" fo:min-height="3.322cm" fo:min-width="0cm" fo:padding-top="0.14cm" fo:padding-bottom="0.14cm" fo:padding-left="0.265cm" fo:padding-right="0.265cm" fo:wrap-option="wrap"/>
    </style:style>
    <style:style style:name="gr8" style:family="graphic" style:parent-style-name="objectwithoutfill">
      <style:graphic-properties svg:stroke-width="0.01cm" svg:stroke-color="#000000" draw:marker-start-width="0.22cm" draw:marker-end="Linienspitzen_20_3" draw:marker-end-width="0.12cm" draw:fill="none" draw:textarea-vertical-align="middle" fo:padding-top="0.13cm" fo:padding-bottom="0.13cm" fo:padding-left="0.255cm" fo:padding-right="0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181cm" svg:y1="2.78cm" svg:x2="1.931cm" svg:y2="2.78cm">
          <text:p/>
        </draw:line>
        <draw:g>
          <svg:title>TexMaths</svg:title>
          <svg:desc>12§latex§$\vec{v}_{e}$§svg§600§TRUE§</svg:desc>
          <draw:g>
            <draw:path draw:style-name="gr2" draw:text-style-name="P2" draw:layer="layout" svg:width="0.184cm" svg:height="0.083cm" svg:x="4.763cm" svg:y="6.343cm" svg:viewBox="0 0 185 84" svg:d="M148 50c-6 6-19 17-19 25 0 4 4 9 9 9 3 0 6-4 7-6 6-6 15-18 33-28 4-1 7-3 7-8s-2-6-6-9c-9-5-13-14-16-23-1-4-3-10-9-10s-8 6-8 10c0 1 4 15 10 23-48 0-95 0-142 0-7 0-14 0-14 9 0 8 7 8 14 8 45 0 90 0 134 0z">
              <text:p/>
            </draw:path>
            <draw:path draw:style-name="gr2" draw:text-style-name="P2" draw:layer="layout" svg:width="0.183cm" svg:height="0.189cm" svg:x="4.715cm" svg:y="6.458cm" svg:viewBox="0 0 184 190" svg:d="M184 29c0-23-11-29-19-29-11 0-20 11-20 19 0 6 2 9 7 13 8 9 14 19 14 35 0 18-26 114-75 114-22 0-31-15-31-37 0-23 12-54 25-89 2-7 5-13 5-22 0-17-13-33-35-33-39 0-55 61-55 65 0 3 4 3 5 3 5 0 5-1 7-7 12-43 30-53 42-53 3 0 11 0 11 15 0 9-5 21-8 28-19 49-24 69-24 87 0 45 38 52 57 52 70 0 94-140 94-161z">
              <text:p/>
            </draw:path>
            <draw:path draw:style-name="gr2" draw:text-style-name="P2" draw:layer="layout" svg:width="0.125cm" svg:height="0.132cm" svg:x="4.925cm" svg:y="6.576cm" svg:viewBox="0 0 126 133" svg:d="M45 62c9 0 33 0 48-6 22-7 25-21 25-30 0-16-15-26-35-26-35 0-83 28-83 78 0 28 18 55 53 55 49 0 73-30 73-34 0-1-3-4-5-4-3 0-3 0-5 2-23 27-57 27-62 27-18 0-30-12-30-35 0-4 0-10 4-27 5 0 11 0 17 0zM30 54c12-42 44-46 53-46 13 0 23 6 23 18 0 28-50 28-62 28-5 0-9 0-14 0z">
              <text:p/>
            </draw:path>
          </draw:g>
        </draw:g>
        <draw:custom-shape draw:style-name="gr3" draw:text-style-name="P3" draw:layer="layout" svg:width="0.1cm" svg:height="0.1cm" svg:x="3.927cm" svg:y="2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4.128cm" svg:y="2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4.329cm" svg:y="2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4.53cm" svg:y="2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4.731cm" svg:y="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4.932cm" svg:y="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3.128cm" svg:y="2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3.329cm" svg:y="2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3.53cm" svg:y="2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3.731cm" svg:y="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928cm" svg:y="2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129cm" svg:y="2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33cm" svg:y="2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531cm" svg:y="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732cm" svg:y="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5.129cm" svg:y="2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5.33cm" svg:y="2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5.531cm" svg:y="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5.732cm" svg:y="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5.933cm" svg:y="2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3.928cm" svg:y="3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4.129cm" svg:y="3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4.33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4.531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4.732cm" svg:y="3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4.933cm" svg:y="3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3.129cm" svg:y="3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3.33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3.531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3.732cm" svg:y="3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929cm" svg:y="3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13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331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532cm" svg:y="3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733cm" svg:y="3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5.13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5.331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5.532cm" svg:y="3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5.733cm" svg:y="3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5.934cm" svg:y="3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184cm" svg:y1="2.98cm" svg:x2="1.934cm" svg:y2="2.98cm">
          <text:p/>
        </draw:line>
        <draw:line draw:style-name="gr1" draw:text-style-name="P1" draw:layer="layout" svg:x1="6.187cm" svg:y1="3.18cm" svg:x2="1.937cm" svg:y2="3.18cm">
          <text:p/>
        </draw:line>
        <draw:line draw:style-name="gr1" draw:text-style-name="P1" draw:layer="layout" svg:x1="6.19cm" svg:y1="3.38cm" svg:x2="1.94cm" svg:y2="3.38cm">
          <text:p/>
        </draw:line>
        <draw:path draw:style-name="gr4" draw:text-style-name="P1" draw:layer="layout" svg:width="1.879cm" svg:height="1.375cm" draw:transform="rotate (2.89654842660979) translate (1.909741840067cm 2.82102120913338cm)" svg:viewBox="0 0 1880 1376" svg:d="M0 42c970-242 1698 607 1880 1334">
          <text:p/>
        </draw:path>
        <draw:path draw:style-name="gr4" draw:text-style-name="P1" draw:layer="layout" svg:width="1.879cm" svg:height="1.375cm" draw:transform="rotate (-2.89637389368459) translate (8.01401008683207cm 2.36467834467363cm)" svg:viewBox="0 0 1880 1376" svg:d="M1880 42c-970-242-1698 606-1880 1334">
          <text:p/>
        </draw:path>
        <draw:path draw:style-name="gr4" draw:text-style-name="P1" draw:layer="layout" svg:width="1.879cm" svg:height="1.375cm" draw:transform="rotate (0.245218759905203) translate (0.0869899131679291cm 3.79532165532637cm)" svg:viewBox="0 0 1880 1376" svg:d="M1880 42c-970-242-1698 606-1880 1334">
          <text:p/>
        </draw:path>
        <draw:path draw:style-name="gr4" draw:text-style-name="P1" draw:layer="layout" svg:width="1.879cm" svg:height="1.375cm" draw:transform="rotate (-0.245218759905203) translate (6.19127954125184cm 3.33892375217727cm)" svg:viewBox="0 0 1880 1376" svg:d="M0 42c970-242 1698 606 1880 1334">
          <text:p/>
        </draw:path>
        <draw:path draw:style-name="gr4" draw:text-style-name="P1" draw:layer="layout" svg:width="1.796cm" svg:height="0.426cm" draw:transform="rotate (2.89654842660979) translate (1.89006240517739cm 3.10071702002985cm)" svg:viewBox="0 0 1797 427" svg:d="M0 123c970-242 1434-120 1797 304">
          <text:p/>
        </draw:path>
        <draw:path draw:style-name="gr4" draw:text-style-name="P1" draw:layer="layout" svg:width="1.796cm" svg:height="0.426cm" draw:transform="rotate (-2.89654842660979) translate (7.92369305610223cm 2.66565667993378cm)" svg:viewBox="0 0 1797 427" svg:d="M1797 123c-970-242-1433-120-1797 304">
          <text:p/>
        </draw:path>
        <draw:path draw:style-name="gr4" draw:text-style-name="P1" draw:layer="layout" svg:width="1.796cm" svg:height="0.426cm" draw:transform="rotate (0.245044226980004) translate (0.146306943897772cm 3.49734332006622cm)" svg:viewBox="0 0 1797 427" svg:d="M1797 123c-970-242-1433-120-1797 304">
          <text:p/>
        </draw:path>
        <draw:path draw:style-name="gr4" draw:text-style-name="P1" draw:layer="layout" svg:width="1.796cm" svg:height="0.426cm" draw:transform="rotate (-0.245044226980004) translate (6.17993759482261cm 3.06028297997014cm)" svg:viewBox="0 0 1797 427" svg:d="M0 123c970-242 1434-120 1797 304">
          <text:p/>
        </draw:path>
        <draw:custom-shape draw:style-name="gr5" draw:text-style-name="P1" draw:layer="layout" svg:width="7.5cm" svg:height="3cm" svg:x="0.25cm" svg:y="0.0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1cm" svg:y1="4.6cm" svg:x2="6.05cm" svg:y2="4.6cm">
          <text:p/>
        </draw:line>
        <draw:g>
          <svg:title>TexMaths</svg:title>
          <svg:desc>12§latex§$\ell$§svg§600§TRUE§</svg:desc>
          <draw:g>
            <draw:path draw:style-name="gr2" draw:text-style-name="P2" draw:layer="layout" svg:width="0.16cm" svg:height="0.299cm" svg:x="3.916cm" svg:y="4.143cm" svg:viewBox="0 0 161 300" svg:d="M2 253c-1 2-2 3-2 5 0 1 2 5 5 5 2 0 3-1 15-13 3-2 11-11 15-14 4 33 16 64 46 64 17 0 31-9 41-15 6-5 25-22 25-26 0-1-1-4-5-4-1 0-2 0-6 3-26 27-42 33-54 33-19 0-25-22-25-54 0-3 0-22 2-24 1-1 1-3 9-11 34-33 93-104 93-170 0-7 0-32-25-32-34 0-64 69-69 79-20 45-32 94-32 145-11 10-22 20-33 29zM61 195c1-5 19-97 43-146 11-23 20-39 33-39 15 0 15 14 15 21 0 69-71 144-91 164z">
              <text:p/>
            </draw:path>
          </draw:g>
        </draw:g>
        <draw:g>
          <svg:title>TexMaths</svg:title>
          <svg:desc>12§latex§$I$§svg§600§TRUE§</svg:desc>
          <draw:g>
            <draw:path draw:style-name="gr2" draw:text-style-name="P2" draw:layer="layout" svg:width="0.192cm" svg:height="0.285cm" svg:x="1.418cm" svg:y="1.844cm" svg:viewBox="0 0 193 286" svg:d="M142 32c3-15 5-19 38-19 10 0 13 0 13-8 0-5-5-5-6-5-12 0-43 1-55 1-13 0-44-1-56-1-2 0-8 0-8 8 0 5 4 5 12 5 17 0 28 0 28 7 0 3 0 4-1 8-18 75-37 150-56 226-3 15-5 19-38 19-9 0-13 0-13 8 0 5 5 5 6 5 12 0 43-1 55-1 13 0 43 1 56 1 3 0 8 0 8-8 0-5-3-5-13-5-7 0-9 0-18-1-8 0-9-3-9-6 0-4 0-8 1-11 18-74 37-148 56-223z">
              <text:p/>
            </draw:path>
          </draw:g>
        </draw:g>
        <draw:g>
          <svg:title>TexMaths</svg:title>
          <svg:desc>12§latex§$N$§svg§600§TRUE§</svg:desc>
          <draw:g>
            <draw:path draw:style-name="gr2" draw:text-style-name="P2" draw:layer="layout" svg:width="0.352cm" svg:height="0.285cm" svg:x="3.92cm" svg:y="1.746cm" svg:viewBox="0 0 353 286" svg:d="M300 44c5-16 12-30 46-31 2 0 7-1 7-8 0-1 0-5-6-5-13 0-27 1-42 1-14 0-29-1-43-1-2 0-7 0-7 8 0 5 4 5 7 5 24 0 29 10 29 18 0 1-1 8-1 10-16 62-31 123-47 185-31-72-62-145-93-218-4-8-4-8-14-8-18 0-37 0-56 0-8 0-12 0-12 8 0 5 4 5 12 5 1 0 29 0 29 4-19 75-38 150-56 225-5 16-12 30-46 31-2 0-7 1-7 8 0 4 1 5 5 5 13 0 29-1 42-1 14 0 30 1 43 1 2 0 8 0 8-8 0-4-3-5-8-5-25-1-28-10-28-18 0-4 0-5 1-10 19-73 37-147 55-221 3 2 3 4 4 7 35 82 70 164 105 247 3 7 4 8 8 8s4-1 7-8c19-78 39-156 58-234z">
              <text:p/>
            </draw:path>
          </draw:g>
        </draw:g>
        <draw:custom-shape draw:style-name="gr7" draw:text-style-name="P1" draw:layer="layout" svg:width="0.25cm" svg:height="3.8cm" draw:transform="rotate (1.5707963267949) translate (2.175cm 2.3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1" draw:layer="layout" svg:x1="1.6cm" svg:y1="2.04cm" svg:x2="2.1cm" svg:y2="2.54cm">
          <text:p/>
        </draw:line>
        <draw:g>
          <svg:title>TexMaths</svg:title>
          <svg:desc>12§latex§$\mathcal{C}$§svg§600§TRUE§</svg:desc>
          <draw:g>
            <draw:path draw:style-name="gr2" draw:text-style-name="P2" draw:layer="layout" svg:width="0.219cm" svg:height="0.305cm" svg:x="0.419cm" svg:y="0.345cm" svg:viewBox="0 0 220 306" svg:d="M204 230c0-2-2-3-4-3-8 0-17 6-18 6-9 6-10 8-15 15-13 21-31 35-59 35-38 0-72-27-72-90 0-38 16-89 37-121 20-28 41-49 86-49 15 0 25 6 25 21s-16 45-21 53c-2 5-1 4-2 6 0 4 2 4 5 4 8 0 24-10 29-16 1-2 25-43 25-65s-19-26-34-26c-61 0-111 40-131 64-50 60-55 124-55 147 0 61 31 95 81 95 67 0 123-66 123-76z">
              <text:p/>
            </draw:path>
          </draw:g>
        </draw:g>
        <draw:g>
          <svg:title>TexMaths</svg:title>
          <svg:desc>12§latex§$\vec{B}$§svg§600§TRUE§</svg:desc>
          <draw:g>
            <draw:path draw:style-name="gr2" draw:text-style-name="P2" draw:layer="layout" svg:width="0.184cm" svg:height="0.082cm" svg:x="5.746cm" svg:y="3.845cm" svg:viewBox="0 0 185 83" svg:d="M148 50c-6 5-19 17-19 24 0 5 4 9 9 9 3 0 6-3 7-5 6-6 15-18 33-28 4-1 7-3 7-8s-2-7-6-8c-9-8-13-15-16-24-1-4-3-10-9-10s-8 6-8 8c0 3 4 16 10 26-48 0-95 0-142 0-7 0-14 0-14 8s7 8 14 8c45 0 90 0 134 0z">
              <text:p/>
            </draw:path>
            <draw:path draw:style-name="gr2" draw:text-style-name="P2" draw:layer="layout" svg:width="0.298cm" svg:height="0.285cm" svg:x="5.62cm" svg:y="3.965cm" svg:viewBox="0 0 299 286" svg:d="M49 254c-5 15-5 19-38 19-7 0-11 0-11 8 0 5 4 5 11 5 50 0 99 0 149 0 66 0 116-49 116-91 0-30-25-54-65-58 44-9 88-40 88-80 0-31-29-57-79-57-47 0-93 0-140 0-8 0-12 0-12 8 0 4 4 4 12 4 5 0 9 0 16 1s10 1 10 7c0 2 0 3-1 8-18 75-37 150-56 226zM112 133c9-35 18-70 27-104 3-16 3-17 21-17 19 0 37 0 55 0 36 0 46 25 46 43 0 37-36 78-88 78-20 0-40 0-61 0zM93 273c-6 0-7 0-9 0-4-1-5-1-5-5 0-1 0-1 2-9 10-39 19-79 29-118 26 0 53 0 79 0 40 0 48 31 48 49 0 42-37 83-86 83-19 0-39 0-58 0z">
              <text:p/>
            </draw:path>
          </draw:g>
        </draw:g>
        <draw:line draw:style-name="gr1" draw:text-style-name="P1" draw:layer="layout" svg:x1="6.189cm" svg:y1="2.78cm" svg:x2="4.064cm" svg:y2="2.78cm">
          <text:p/>
        </draw:line>
        <draw:line draw:style-name="gr1" draw:text-style-name="P1" draw:layer="layout" svg:x1="6.191cm" svg:y1="2.98cm" svg:x2="4.066cm" svg:y2="2.98cm">
          <text:p/>
        </draw:line>
        <draw:line draw:style-name="gr1" draw:text-style-name="P1" draw:layer="layout" svg:x1="6.192cm" svg:y1="3.18cm" svg:x2="4.067cm" svg:y2="3.18cm">
          <text:p/>
        </draw:line>
        <draw:line draw:style-name="gr1" draw:text-style-name="P1" draw:layer="layout" svg:x1="6.194cm" svg:y1="3.38cm" svg:x2="4.069cm" svg:y2="3.38cm">
          <text:p/>
        </draw:line>
        <draw:line draw:style-name="gr8" draw:text-style-name="P1" draw:layer="layout" svg:x1="5.5cm" svg:y1="4cm" svg:x2="4.398cm" svg:y2="3.23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21T22:13:08.815926452</dc:date>
    <meta:editing-duration>PT16H39M9S</meta:editing-duration>
    <meta:editing-cycles>51</meta:editing-cycles>
    <meta:generator>LibreOffice/7.3.7.2$Linux_X86_64 LibreOffice_project/30$Build-2</meta:generator>
    <meta:document-statistic meta:object-count="82"/>
  </office:meta>
</office:document-meta>
</file>